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C00000075D4D542C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93cm" fo:margin-left="-0.191cm" fo:margin-top="0cm" fo:margin-bottom="0cm" table:align="left" style:writing-mode="lr-tb"/>
    </style:style>
    <style:style style:name="Tabela1.A" style:family="table-column">
      <style:table-column-properties style:column-width="4.21cm"/>
    </style:style>
    <style:style style:name="Tabela1.B" style:family="table-column">
      <style:table-column-properties style:column-width="7.749cm"/>
    </style:style>
    <style:style style:name="Tabela1.C" style:family="table-column">
      <style:table-column-properties style:column-width="5.23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4" style:family="table-row">
      <style:table-row-properties style:min-row-height="0.75cm" fo:keep-together="auto"/>
    </style:style>
    <style:style style:name="P1" style:family="paragraph" style:parent-style-name="Header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fo:font-size="16pt" fo:language="pt" fo:country="BR" fo:font-weight="bold" style:font-size-asian="16pt" style:font-weight-asian="bold" style:font-name-complex="Arial1" style:font-size-complex="16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4" style:family="paragraph" style:parent-style-name="Header">
      <style:text-properties fo:language="pt" fo:country="BR"/>
    </style:style>
    <style:style style:name="P5" style:family="paragraph" style:parent-style-name="Header"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Header" style:list-style-name="WWNum1">
      <style:paragraph-properties fo:text-align="justify" style:justify-single-word="false"/>
      <style:text-properties fo:language="pt" fo:country="BR"/>
    </style:style>
    <style:style style:name="P7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/>
      <style:text-properties style:font-name="Arial" fo:font-size="14pt" fo:language="pt" fo:country="BR" fo:font-weight="bold" style:letter-kerning="false" style:font-name-asian="Tahoma1" style:font-size-asian="14pt" style:language-asian="pt" style:country-asian="BR" style:font-weight-asian="bold" style:font-name-complex="Arial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style:font-name="Arial" fo:font-size="14pt" fo:language="pt" fo:country="BR" style:letter-kerning="false" style:font-name-asian="Tahoma1" style:font-size-asian="14pt" style:language-asian="pt" style:country-asian="BR" style:font-name-complex="Arial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style:font-name="Arial" fo:language="pt" fo:country="BR" fo:font-weight="bold" style:letter-kerning="false" style:font-name-asian="Tahoma1" style:language-asian="pt" style:country-asian="BR" style:font-weight-asian="bold" style:font-name-complex="Arial1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/>
      <style:text-properties style:font-name="Arial" fo:font-size="8pt" fo:language="pt" fo:country="BR" fo:font-weight="bold" style:letter-kerning="false" style:font-name-asian="Tahoma1" style:font-size-asian="8pt" style:language-asian="pt" style:country-asian="BR" style:font-weight-asian="bold" style:font-name-complex="Arial1" style:font-size-complex="8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>
        <style:tab-stops/>
      </style:paragraph-properties>
      <style:text-properties style:font-name="Arial" fo:font-size="14pt" fo:language="pt" fo:country="BR" style:letter-kerning="false" style:font-name-asian="Tahoma1" style:font-size-asian="14pt" style:language-asian="pt" style:country-asian="BR" style:font-name-complex="Arial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>
        <style:tab-stops/>
      </style:paragraph-properties>
      <style:text-properties style:font-name="Arial" fo:language="pt" fo:country="BR" fo:font-weight="bold" style:letter-kerning="false" style:font-name-asian="Tahoma1" style:language-asian="pt" style:country-asian="BR" style:font-weight-asian="bold" style:font-name-complex="Arial1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line-height="115%" fo:text-align="justify" style:justify-single-word="false">
        <style:tab-stops>
          <style:tab-stop style:position="10.28cm"/>
        </style:tab-stops>
      </style:paragraph-properties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>
        <style:tab-stops>
          <style:tab-stop style:position="10.28cm"/>
        </style:tab-stops>
      </style:paragraph-properties>
      <style:text-properties style:font-name="Arial" fo:font-size="14pt" fo:language="pt" fo:country="BR" style:font-size-asian="14pt" style:font-name-complex="Arial1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" fo:language="pt" fo:country="BR" fo:font-weight="bold" style:font-weight-asian="bold" style:font-name-complex="Arial1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17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19" style:family="paragraph" style:parent-style-name="List_20_Paragraph" style:list-style-name="WWNum1">
      <style:paragraph-properties fo:line-height="115%" fo:text-align="justify" style:justify-single-word="false"/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" fo:font-size="11pt" fo:language="pt" fo:country="BR" fo:font-weight="bold" style:font-size-asian="11pt" style:font-weight-asian="bold" style:font-name-complex="Arial1" style:font-size-complex="11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" fo:font-size="11pt" fo:language="pt" fo:country="BR" style:font-size-asian="11pt" style:font-name-complex="Arial1" style:font-size-complex="11pt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5" style:family="paragraph" style:parent-style-name="Standard" style:list-style-name="L4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6" style:family="paragraph" style:parent-style-name="Standard" style:list-style-name="L5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7" style:family="paragraph" style:parent-style-name="Standard" style:list-style-name="L6">
      <style:paragraph-properties fo:line-height="115%" fo:text-align="justify" style:justify-single-word="false"/>
      <style:text-properties style:font-name="Arial" fo:language="pt" fo:country="BR" style:font-name-complex="Arial1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2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30" style:family="paragraph" style:parent-style-name="List_20_Paragraph" style:list-style-name="WWNum7">
      <style:paragraph-properties fo:margin-left="0cm" fo:line-height="115%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31" style:family="paragraph" style:parent-style-name="List_20_Paragraph" style:list-style-name="WWNum7">
      <style:paragraph-properties fo:margin-left="0cm" fo:line-height="115%" fo:text-align="justify" style:justify-single-word="false" fo:text-indent="0cm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32" style:family="paragraph" style:parent-style-name="List_20_Paragraph" style:list-style-name="WWNum7">
      <style:paragraph-properties fo:margin-left="0cm" fo:line-height="115%" fo:text-align="justify" style:justify-single-word="false" fo:text-indent="0cm" style:auto-text-indent="false"/>
      <style:text-properties style:font-name="Arial" fo:font-size="12pt" fo:language="pt" fo:country="BR" fo:font-weight="bold" officeooo:paragraph-rsid="000ffc4d" style:font-size-asian="12pt" style:font-weight-asian="bold" style:font-name-complex="Arial1" style:font-size-complex="12pt" style:font-weight-complex="bold"/>
    </style:style>
    <style:style style:name="P33" style:family="paragraph" style:parent-style-name="List_20_Paragraph" style:list-style-name="WWNum7">
      <style:paragraph-properties fo:line-height="115%" fo:text-align="justify" style:justify-single-word="false"/>
      <style:text-properties fo:font-size="12pt" fo:language="pt" fo:country="BR" officeooo:paragraph-rsid="000ffc4d" style:font-size-asian="12pt" style:font-size-complex="12pt"/>
    </style:style>
    <style:style style:name="P34" style:family="paragraph" style:parent-style-name="List_20_Paragraph" style:list-style-name="WWNum7">
      <style:paragraph-properties fo:line-height="115%" fo:text-align="justify" style:justify-single-word="false"/>
      <style:text-properties style:font-name="Arial" fo:font-size="12pt" fo:language="pt" fo:country="BR" officeooo:paragraph-rsid="000ffc4d" style:font-size-asian="12pt" style:font-name-complex="Arial1" style:font-size-complex="12pt"/>
    </style:style>
    <style:style style:name="P35" style:family="paragraph" style:parent-style-name="List_20_Paragraph" style:list-style-name="WWNum1">
      <style:paragraph-properties fo:margin-left="0cm" fo:line-height="115%" fo:text-align="justify" style:justify-single-word="false" fo:text-indent="0cm" style:auto-text-indent="false"/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36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size="12pt" fo:language="pt" fo:country="BR" officeooo:paragraph-rsid="00124661" style:font-size-asian="12pt" style:font-size-complex="12pt"/>
    </style:style>
    <style:style style:name="P37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Arial" fo:font-size="12pt" fo:language="pt" fo:country="BR" fo:font-weight="bold" officeooo:paragraph-rsid="00124661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paragraph-properties fo:margin-left="1.249cm" fo:line-height="115%" fo:text-align="justify" style:justify-single-word="false"/>
      <style:text-properties style:font-name="Arial" fo:font-size="14pt" fo:language="pt" fo:country="BR" fo:font-weight="bold" style:font-size-asian="14pt" style:font-weight-asian="bold" style:font-name-complex="Arial1" style:font-size-complex="14pt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fo:font-weight="bold" officeooo:paragraph-rsid="0012ccee" style:font-weight-asian="bold" style:font-weight-complex="bold"/>
    </style:style>
    <style:style style:name="P41" style:family="paragraph" style:parent-style-name="Standard">
      <style:text-properties officeooo:paragraph-rsid="0012ccee"/>
    </style:style>
    <style:style style:name="P42" style:family="paragraph" style:parent-style-name="Standard">
      <style:text-properties style:font-name="Arial" fo:font-size="12pt" fo:language="pt" fo:country="BR" style:font-size-asian="12pt" style:font-name-complex="Arial1" style:font-size-complex="12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fo:color="#000000" loext:opacity="100%" style:font-name="Liberation Sans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size="14pt" style:font-size-asian="14pt" style:font-name-complex="Arial1" style:font-size-complex="14pt"/>
    </style:style>
    <style:style style:name="T6" style:family="text">
      <style:text-properties style:font-name="Arial" fo:font-size="11pt" style:font-size-asian="11pt" style:font-name-complex="Arial1" style:font-size-complex="11pt"/>
    </style:style>
    <style:style style:name="T7" style:family="text">
      <style:text-properties officeooo:rsid="000ffc4d"/>
    </style:style>
    <style:style style:name="T8" style:family="text">
      <style:text-properties style:font-name="Arial" officeooo:rsid="000c2e73" style:font-name-complex="Arial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officeooo:rsid="000ffc4d" style:font-name-complex="Arial1"/>
    </style:style>
    <style:style style:name="T11" style:family="text">
      <style:text-properties style:font-name="Arial" officeooo:rsid="000dfe20" style:font-name-complex="Arial1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30_1855883863"/></text:p>
      <text:p text:style-name="P2">Proposta de Projeto Integrador</text:p>
      <text:p text:style-name="P3"/>
      <text:p text:style-name="P4"><text:span text:style-name="T1">Data: 03/03/2026 <text:s text:c="2"/>Grupo:</text:span><text:span text:style-name="T2"> </text:span><text:span text:style-name="T3">public static void dimas</text:span></text:p>
      <text:p text:style-name="P5"/>
      <text:list text:style-name="WWNum1">
        <text:list-item>
          <text:p text:style-name="P6"><text:span text:style-name="T1">Nome Projeto:</text:span><text:span text:style-name="T2"> </text:span><text:span text:style-name="T4">Controle de Lava-rápido</text:span></text:p>
        </text:list-item>
        <text:list-item>
          <text:p text:style-name="P6"><text:span text:style-name="T1">Nome Usuário no GitHub: </text:span><text:span text:style-name="T5">g-ramalho</text:span></text:p>
        </text:list-item>
        <text:list-item>
          <text:p text:style-name="P6"><text:span text:style-name="T1">Grupo de Alunos: </text:span><text:span text:style-name="T6">Neste item devem ser colocados os nomes dos componentes do grupo, entre 3 e 5 alunos.</text:span></text:p>
        </text:list-item>
      </text:list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RA</text:p>
          </table:table-cell>
          <table:table-cell table:style-name="Tabela1.A1" office:value-type="string">
            <text:p text:style-name="P7">Nome</text:p>
          </table:table-cell>
          <table:table-cell table:style-name="Tabela1.A1" office:value-type="string">
            <text:p text:style-name="P7">e-mail</text:p>
          </table:table-cell>
        </table:table-row>
        <table:table-row table:style-name="Tabela1.1">
          <table:table-cell table:style-name="Tabela1.A1" office:value-type="string">
            <text:p text:style-name="P8">0030482413027</text:p>
          </table:table-cell>
          <table:table-cell table:style-name="Tabela1.A1" office:value-type="string">
            <text:p text:style-name="P9">Gabriel Henrique Gonçalez Ramalho</text:p>
          </table:table-cell>
          <table:table-cell table:style-name="Tabela1.A1" office:value-type="string">
            <text:p text:style-name="P10">Gabrielhramalho009@gmail.com</text:p>
          </table:table-cell>
        </table:table-row>
        <table:table-row table:style-name="Tabela1.1">
          <table:table-cell table:style-name="Tabela1.A1" office:value-type="string">
            <text:p text:style-name="P11">0030482413041</text:p>
          </table:table-cell>
          <table:table-cell table:style-name="Tabela1.A1" office:value-type="string">
            <text:p text:style-name="P9">Eduardo Mariano de Oliveira</text:p>
          </table:table-cell>
          <table:table-cell table:style-name="Tabela1.A1" office:value-type="string">
            <text:p text:style-name="P10"><text:span text:style-name="T7">e</text:span>duardo.mrn.oliveira@outlook.com</text:p>
          </table:table-cell>
        </table:table-row>
        <table:table-row table:style-name="Tabela1.4">
          <table:table-cell table:style-name="Tabela1.A1" office:value-type="string">
            <text:p text:style-name="P11">0030482423012</text:p>
          </table:table-cell>
          <table:table-cell table:style-name="Tabela1.A1" office:value-type="string">
            <text:p text:style-name="P12">Gabriel Zugaib de Almeida</text:p>
          </table:table-cell>
          <table:table-cell table:style-name="Tabela1.A1" office:value-type="string">
            <text:p text:style-name="P10">Gabriel.zugaib@yahoo.com.br</text:p>
          </table:table-cell>
        </table:table-row>
        <table:table-row table:style-name="Tabela1.1">
          <table:table-cell table:style-name="Tabela1.A1" office:value-type="string">
            <text:p text:style-name="P11">0030482413057</text:p>
          </table:table-cell>
          <table:table-cell table:style-name="Tabela1.A1" office:value-type="string">
            <text:p text:style-name="P12">Raul Victor</text:p>
          </table:table-cell>
          <table:table-cell table:style-name="Tabela1.A1" office:value-type="string">
            <text:p text:style-name="P10">Raulvictor-@live.com</text:p>
          </table:table-cell>
        </table:table-row>
        <table:table-row table:style-name="Tabela1.1">
          <table:table-cell table:style-name="Tabela1.A1" office:value-type="string">
            <text:p text:style-name="P11">0030482423045</text:p>
          </table:table-cell>
          <table:table-cell table:style-name="Tabela1.A1" office:value-type="string">
            <text:p text:style-name="P12">Nickolas Souza</text:p>
          </table:table-cell>
          <table:table-cell table:style-name="Tabela1.A1" office:value-type="string">
            <text:p text:style-name="P10">Ncks1.souza@gmail.com</text:p>
          </table:table-cell>
        </table:table-row>
      </table:table>
      <text:p text:style-name="P5"/>
      <text:list text:continue-numbering="true" text:style-name="WWNum1">
        <text:list-item>
          <text:p text:style-name="P13">Compreensão do Problema</text:p>
        </text:list-item>
      </text:list>
      <text:p text:style-name="P14"/>
      <text:p text:style-name="P15">Empresa</text:p>
      <text:p text:style-name="P16"/>
      <text:p text:style-name="P16">A New Car é um lava-rápido de pequeno porte localizado em São Roque (SP). O negócio possui caráter familiar e é operado exclusivamente pelo proprietário e seus familiares.</text:p>
      <text:p text:style-name="P16"/>
      <text:p text:style-name="P15">Processos atuais</text:p>
      <text:p text:style-name="P16"/>
      <text:p text:style-name="P17"><text:span text:style-name="T2">Agendamentos:</text:span><text:span text:style-name="T4"> Os clientes entram em contato por meio do WhatsApp. A disponibilidade de horários é consultada em um caderno físico. Após a definição do serviço a ser prestado, o horário escolhido pelo cliente é registrado nesse mesmo material.</text:span></text:p>
      <text:p text:style-name="P16"/>
      <text:p text:style-name="P17"><text:soft-page-break/><text:span text:style-name="T2">Estoque:</text:span><text:span text:style-name="T4"> O monitoramento dos insumos ocorre de forma manual. A conferência dos produtos e tonéis é feita visualmente e as compras de reposição são realizadas com base na percepção diária da necessidade de novos materiais.</text:span></text:p>
      <text:p text:style-name="P16"/>
      <text:p text:style-name="P17"><text:span text:style-name="T2">Serviços:</text:span><text:span text:style-name="T4"> As especificações de cada lavagem são anotadas no caderno. O registro abrange as tarefas padrão e eventuais solicitações extras do cliente. Existe a flexibilidade de adicionar novos pedidos durante ou após a execução do trabalho.</text:span></text:p>
      <text:p text:style-name="P16"/>
      <text:p text:style-name="P17"><text:span text:style-name="T2">Pagamentos:</text:span><text:span text:style-name="T4"> O valor total é calculado ao término do serviço. Os recebimentos ocorrem via cartão, PIX ou dinheiro em espécie. A nota fiscal é emitida manualmente pelo preenchimento de dados no sistema online de NFS-e do governo.</text:span></text:p>
      <text:p text:style-name="P16"/>
      <text:p text:style-name="P15">Problemas atuais</text:p>
      <text:p text:style-name="P16"/>
      <text:p text:style-name="P17"><text:span text:style-name="T2">Retenção e agendamento imprecisos:</text:span><text:span text:style-name="T4"> A demora no tempo de resposta no aplicativo de mensagens resulta na perda de clientes em potencial. O método manual de anotação de horários também gera falhas e ocasiona sobreposição de agendamentos para o mesmo período.</text:span></text:p>
      <text:p text:style-name="P16"/>
      <text:p text:style-name="P17"><text:span text:style-name="T2">Controle de estoque ineficiente:</text:span><text:span text:style-name="T4"> O formato atual não fornece dados concretos sobre os custos operacionais. Sem métricas claras de consumo de produtos ao longo dos dias, a aquisição de novos materiais não reflete a demanda real e gera furos no orçamento.</text:span></text:p>
      <text:p text:style-name="P16"/>
      <text:p text:style-name="P17"><text:span text:style-name="T2">Acompanhamento de serviços impreciso:</text:span><text:span text:style-name="T4"> Não existe um registro estruturado das atividades executadas e dos produtos aplicados durante o atendimento. A falta de documentação sobre os pedidos extras e sobre o que foi efetivamente consumido ao longo da lavagem impede o cálculo correto dos custos do serviço. Isso dificulta a análise de lucro e a precificação adequada.</text:span></text:p>
      <text:p text:style-name="P16"/>
      <text:p text:style-name="P17"><text:span text:style-name="T2">Gestão de cobranças ineficaz:</text:span><text:span text:style-name="T4"> A ausência de um fluxo financeiro documentado impossibilita o acompanhamento de pendências. Não há mecanismos para rastrear clientes que deixaram de pagar após a conclusão do serviço e isso gera prejuízos invisíveis para o negócio.</text:span></text:p>
      <text:p text:style-name="P18"><text:s/></text:p>
      <text:list text:continue-numbering="true" text:style-name="WWNum1">
        <text:list-item>
          <text:p text:style-name="P19">Proposta de Solução de Software e Viabilidade</text:p>
        </text:list-item>
      </text:list>
      <text:p text:style-name="P16"/>
      <text:p text:style-name="P15">Proposta de solução</text:p>
      <text:p text:style-name="P16"/>
      <text:p text:style-name="P16"><text:soft-page-break/>A proposta consiste no desenvolvimento de um sistema integrado de gestão. O objetivo é centralizar as operações diárias e automatizar os processos do estabelecimento. O software será estruturado nos módulos descritos a seguir.</text:p>
      <text:p text:style-name="P16"/>
      <text:p text:style-name="P17"><text:bookmark-start text:name="__DdeLink__187_2770417612"/><text:span text:style-name="T2">Agendamento e comunicação</text:span><text:bookmark-end text:name="__DdeLink__187_2770417612"/><text:span text:style-name="T2">:</text:span><text:span text:style-name="T4"> O sistema utilizará um aplicativo próprio ou integração com o WhatsApp. Os clientes poderão consultar horários e realizar agendamentos. A agenda será atualizada em tempo real para evitar sobreposições.</text:span></text:p>
      <text:p text:style-name="P16"/>
      <text:p text:style-name="P17"><text:span text:style-name="T2">Controle de estoque:</text:span><text:span text:style-name="T4"> A gestão de materiais será baseada no volume de produtos consumidos. O software será integrado a balanças conectadas para medir o peso ou o volume dos tonéis.</text:span></text:p>
      <text:p text:style-name="P16"/>
      <text:p text:style-name="P17"><text:span text:style-name="T2">Acompanhamento de serviços:</text:span><text:span text:style-name="T4"> O fluxo de trabalho de cada veículo será registrado desde a entrada até a finalização. O sistema armazenará o histórico de serviços e pedidos extras de cada cliente. Esses dados auxiliarão na identificação de inadimplentes e no processo de cobrança.</text:span></text:p>
      <text:p text:style-name="P16"/>
      <text:p text:style-name="P17"><text:bookmark-start text:name="__DdeLink__189_2770417612"/><text:span text:style-name="T2">Gestão financeira e fiscal</text:span><text:bookmark-end text:name="__DdeLink__189_2770417612"/><text:span text:style-name="T2">:</text:span><text:span text:style-name="T4"> O módulo de pagamentos será integrado aos métodos de recebimento físicos e digitais. Haverá comunicação direta com as máquinas de cartão e processamento de PIX por meio do próprio sistema. A emissão de Notas Fiscais Eletrônicas ocorrerá automaticamente após a confirmação de cada transação.</text:span></text:p>
      <text:p text:style-name="P16"/>
      <text:p text:style-name="P17"><text:span text:style-name="T2">Relatórios gerenciais:</text:span><text:span text:style-name="T4"> A plataforma relacionará os dados de consumo de estoque com as receitas dos serviços. Serão disponibilizados painéis informativos sobre custos operacionais e margens de lucro.</text:span></text:p>
      <text:p text:style-name="P15"/>
      <text:p text:style-name="P15">Viabilidade</text:p>
      <text:p text:style-name="P15"/>
      <text:p text:style-name="P17"><text:span text:style-name="T2">Escopo técnico:</text:span><text:span text:style-name="T4"> O desenvolvimento das integrações propostas é viável dentro dos padrões atuais de tecnologia. Existem interfaces de programação consolidadas para a comunicação com o WhatsApp e com os sistemas governamentais de notas fiscais e pagamentos. O ambiente físico do lava-rápido exige o uso de equipamentos com proteção adequada contra umidade para garantir uma transmissão estável de dados. O processamento de transações financeiras e o armazenamento de dados de clientes demandam a implementação de protocolos rigorosos de criptografia e conformidade com normas de segurança do setor financeiro para prevenir vazamentos e fraudes.</text:span></text:p>
      <text:p text:style-name="P16"/>
      <text:p text:style-name="P17"><text:span text:style-name="T2">Escopo financeiro:</text:span><text:span text:style-name="T4"> O escopo do projeto inclui o desenvolvimento de software personalizado e a aquisição de hardware específico. A criação de um aplicativo e a compra de balanças com conectividade representam um custo inicial considerável para uma empresa de pequeno porte. É necessário avaliar se o volume atual de </text:span><text:soft-page-break/><text:span text:style-name="T4">atendimentos gera retorno financeiro suficiente para cobrir esse investimento a curto e médio prazo.</text:span></text:p>
      <text:p text:style-name="P20"/>
      <text:list xml:id="list1931408079155" text:continue-numbering="true" text:style-name="WWNum1">
        <text:list-item>
          <text:p text:style-name="P19">Visão Geral dos Pré-Requisitos</text:p>
        </text:list-item>
      </text:list>
      <text:p text:style-name="P21"/>
      <text:p text:style-name="P15">Requisitos Funcionais</text:p>
      <text:p text:style-name="P16"/>
      <text:p text:style-name="P15">Agendamento e Comunicação</text:p>
      <text:list text:style-name="L1">
        <text:list-item>
          <text:p text:style-name="P22">Gerenciar agendamentos de serviços.</text:p>
        </text:list-item>
        <text:list-item>
          <text:p text:style-name="P22">Gerenciar a disponibilidade de horários no calendário.</text:p>
        </text:list-item>
        <text:list-item>
          <text:p text:style-name="P22">Enviar notificações automáticas aos clientes.</text:p>
        </text:list-item>
      </text:list>
      <text:p text:style-name="P16"/>
      <text:p text:style-name="P15">Controle de Estoque</text:p>
      <text:list text:style-name="L2">
        <text:list-item>
          <text:p text:style-name="P23">Gerenciar o catálogo de produtos e insumos.</text:p>
        </text:list-item>
        <text:list-item>
          <text:p text:style-name="P23">Monitorar os níveis de estoque por medição de volume e peso.</text:p>
        </text:list-item>
        <text:list-item>
          <text:p text:style-name="P23">Receber alertas automáticos de estoque baixo.</text:p>
        </text:list-item>
      </text:list>
      <text:p text:style-name="P16"/>
      <text:p text:style-name="P15">Acompanhamento de Serviços</text:p>
      <text:list text:style-name="L3">
        <text:list-item>
          <text:p text:style-name="P24">Gerenciar o cadastro de clientes e seus respectivos veículos.</text:p>
        </text:list-item>
        <text:list-item>
          <text:p text:style-name="P24">Gerenciar Ordens de Serviço.</text:p>
        </text:list-item>
        <text:list-item>
          <text:p text:style-name="P24">Consultar o histórico de atendimentos prestados.</text:p>
        </text:list-item>
      </text:list>
      <text:p text:style-name="P16"/>
      <text:p text:style-name="P15">Gestão Financeira e Fiscal</text:p>
      <text:list text:style-name="L4">
        <text:list-item>
          <text:p text:style-name="P25">Gerenciar o processamento de pagamentos físicos e digitais.</text:p>
        </text:list-item>
        <text:list-item>
          <text:p text:style-name="P25">Monitorar o status de quitação e sinalizar inadimplência.</text:p>
        </text:list-item>
        <text:list-item>
          <text:p text:style-name="P25">Emitir Notas Fiscais Eletrônicas automaticamente.</text:p>
        </text:list-item>
      </text:list>
      <text:p text:style-name="P16"/>
      <text:p text:style-name="P15">Relatórios Gerenciais</text:p>
      <text:list text:style-name="L5">
        <text:list-item>
          <text:p text:style-name="P26">Gerar relatórios de custos operacionais e consumo de insumos.</text:p>
        </text:list-item>
        <text:list-item>
          <text:p text:style-name="P26">Gerar relatórios de faturamento e margens de lucro líquido.</text:p>
        </text:list-item>
      </text:list>
      <text:p text:style-name="P16"/>
      <text:p text:style-name="P15">Requisitos Não Funcionais</text:p>
      <text:p text:style-name="P16"/>
      <text:list text:style-name="L6">
        <text:list-item>
          <text:p text:style-name="P27">O sistema deve se comunicar com a API do WhatsApp Business para o envio de mensagens.</text:p>
        </text:list-item>
      </text:list>
      <text:p text:style-name="P16"/>
      <text:list text:continue-numbering="true" text:style-name="L6">
        <text:list-item>
          <text:p text:style-name="P27">A plataforma deve se integrar com balanças digitais via microcontroladores ESP32 para a medição contínua de insumos.</text:p>
        </text:list-item>
      </text:list>
      <text:p text:style-name="P16"/>
      <text:list text:continue-numbering="true" text:style-name="L6">
        <text:list-item>
          <text:p text:style-name="P27">A aplicação deve se conectar a gateways de pagamento para processamento e conciliação de transações financeiras.</text:p>
        </text:list-item>
      </text:list>
      <text:p text:style-name="P16"><text:soft-page-break/></text:p>
      <text:list text:continue-numbering="true" text:style-name="L6">
        <text:list-item>
          <text:p text:style-name="P27">O sistema precisa de comunicação com as interfaces de programação governamentais para a emissão automatizada de notas fiscais.</text:p>
        </text:list-item>
      </text:list>
      <text:p text:style-name="P16"/>
      <text:list text:continue-numbering="true" text:style-name="L6">
        <text:list-item>
          <text:p text:style-name="P27">O armazenamento de dados de clientes e o processamento de transações exigem a implementação de criptografia e conformidade com normas de segurança do setor financeiro.</text:p>
        </text:list-item>
      </text:list>
      <text:p text:style-name="P16"/>
      <text:list text:continue-numbering="true" text:style-name="L6">
        <text:list-item>
          <text:p text:style-name="P27">O sistema deve garantir a conformidade com a LGPD no tratamento, armazenamento e exclusão de dados pessoais dos clientes.</text:p>
        </text:list-item>
      </text:list>
      <text:p text:style-name="P16"/>
      <text:list text:continue-numbering="true" text:style-name="L6">
        <text:list-item>
          <text:p text:style-name="P27">Os equipamentos de hardware instalados no local devem possuir proteção adequada contra umidade para garantir uma transmissão de dados estável.</text:p>
        </text:list-item>
      </text:list>
      <text:p text:style-name="P16"/>
      <text:list text:continue-numbering="true" text:style-name="L6">
        <text:list-item>
          <text:p text:style-name="P27">O sistema será desenvolvido com a linguagem Rust no back-end e TypeScript no front-end, utilizando banco de dados PostgreSQL.</text:p>
        </text:list-item>
      </text:list>
      <text:p text:style-name="P16"/>
      <text:list text:continue-numbering="true" text:style-name="L6">
        <text:list-item>
          <text:p text:style-name="P27">A hospedagem do software e do banco de dados será realizada em nuvem.</text:p>
        </text:list-item>
      </text:list>
      <text:p text:style-name="P18"/>
      <text:list xml:id="list1932241401852" text:continue-list="list1931408079155" text:style-name="WWNum1">
        <text:list-item>
          <text:p text:style-name="P19">Conceitos e Tecnologias Envolvidos</text:p>
        </text:list-item>
      </text:list>
      <text:p text:style-name="P21"/>
      <text:p text:style-name="P28">Para a viabilização do sistema, serão aplicados conceitos de Gestão de Inventário por Explosão de Materiais (onde a baixa do insumo é automática conforme o serviço realizado) e Monitoramento via IoT (Internet das Coisas).</text:p>
      <text:p text:style-name="P29"/>
      <text:list text:style-name="WWNum7">
        <text:list-header>
          <text:p text:style-name="P30"><text:span text:style-name="T2">Linguagens e Frameworks:</text:span><text:span text:style-name="T4"> Utilização de </text:span><text:span text:style-name="T8">Rust</text:span><text:span text:style-name="T4"> (</text:span><text:span text:style-name="T8">Axum Web</text:span><text:span text:style-name="T4">) </text:span><text:span text:style-name="T8">no back-end e TypeScript (Angular) para o front-end</text:span><text:span text:style-name="T4">.</text:span></text:p>
        </text:list-header>
      </text:list>
      <text:p text:style-name="P29"/>
      <text:list text:continue-numbering="true" text:style-name="WWNum7">
        <text:list-header>
          <text:p text:style-name="P31"><text:span text:style-name="T9">Banco de Dados:</text:span> PostgreSQL para armazenamento seguro de históricos de serviços e dados de clientes.</text:p>
        </text:list-header>
      </text:list>
      <text:p text:style-name="P29"/>
      <text:list text:continue-numbering="true" text:style-name="WWNum7">
        <text:list-header>
          <text:p text:style-name="P32">Integrações e Hardware:</text:p>
          <text:p text:style-name="P32"/>
        </text:list-header>
        <text:list-item>
          <text:p text:style-name="P33"><text:span text:style-name="T10">ESP32</text:span><text:span text:style-name="T4"> para comunicação com </text:span><text:span text:style-name="T10">as</text:span><text:span text:style-name="T4"> balanças digitais</text:span></text:p>
        </text:list-item>
        <text:list-item>
          <text:p text:style-name="P34">API do WhatsApp Business</text:p>
        </text:list-item>
        <text:list-item>
          <text:p text:style-name="P33"><text:span text:style-name="T10">G</text:span><text:span text:style-name="T4">ateways de pagamento (ex: Mercado Pago ou </text:span><text:span text:style-name="T11">Stripe</text:span><text:span text:style-name="T4">) para conciliação de PIX e cartões</text:span></text:p>
        </text:list-item>
      </text:list>
      <text:p text:style-name="P18"/>
      <text:list text:continue-list="list1932241401852" text:style-name="WWNum1">
        <text:list-item>
          <text:p text:style-name="P19">Situação atual (estado-da-arte)</text:p>
          <text:p text:style-name="P35"/>
        </text:list-item>
      </text:list>
      <text:p text:style-name="P36"><text:soft-page-break/><text:span text:style-name="T4">A pesquisa de mercado aponta soluções como </text:span><text:span text:style-name="T2">DryWash</text:span><text:span text:style-name="T4">, </text:span><text:span text:style-name="T2">Flipwash</text:span><text:span text:style-name="T4"> e sistemas generalistas de ERP.</text:span></text:p>
      <text:p text:style-name="P37"/>
      <text:p text:style-name="P36"><text:span text:style-name="T2">Lacunas Identificadas:</text:span><text:span text:style-name="T4"> As soluções de grandes franquias são verticalizadas e de alto custo para pequenos empreendedores independentes. Softwares genéricos de gestão de lava-rápido falham na precisão do estoque, dependendo de baixas manuais que não consideram a variação exata de diluição de produtos químicos de alta performance.</text:span></text:p>
      <text:p text:style-name="P37"/>
      <text:p text:style-name="P36"><text:span text:style-name="T2">Diferencial:</text:span><text:span text:style-name="T4"> O projeto proposto se diferencia ao integrar hardware (balanças) para eliminar o erro humano na aferição de insumos caros (cerâmicas, vitrificadores e shampoos concentrados).</text:span></text:p>
      <text:p text:style-name="P37"/>
      <text:p text:style-name="P36"><text:span text:style-name="T2">Pesquisa com Usuários:</text:span><text:span text:style-name="T4"> Será realizado um questionário estruturado com proprietários de estéticas automotivas da região de Sorocaba e São Roque para validar a aceitação da interface de agendamento e a viabilidade do uso de balanças no dia a dia operacional.</text:span></text:p>
      <text:p text:style-name="P38"/>
      <text:list text:continue-numbering="true" text:style-name="WWNum1">
        <text:list-item>
          <text:p text:style-name="P19"><text:bookmark-start text:name="__DdeLink__622_1855883863"/>Estimativa de custo do projeto</text:p>
          <text:p text:style-name="P35"/>
        </text:list-item>
      </text:list>
      <text:p text:style-name="P39"><text:bookmark-end text:name="__DdeLink__622_1855883863"/>Custos Iniciais e de Desenvolvimento</text:p>
      <text:p text:style-name="Standard"/>
      <text:p text:style-name="Standard"><text:span text:style-name="T9">Equipe de Engenharia:</text:span> O ciclo de desenvolvimento está estimado em 4 meses. Com 3 desenvolvedores Full Stack atuando em regime de meio período de 80 horas mensais a uma taxa de R$ 50,00 por hora, o projeto exige 960 horas técnicas. Isso totaliza um investimento de R$ 48.000,00.</text:p>
      <text:p text:style-name="P39"/>
      <text:p text:style-name="Standard"><text:span text:style-name="T9">Hardware:</text:span> A aquisição da balança de precisão tem um custo unitário estimado entre R$ 400,00 e R$ 800,00. Considerando a compra de apenas uma unidade para a operação inicial, o custo médio adotado para o cálculo é de R$ 600,00.</text:p>
      <text:p text:style-name="P39"/>
      <text:p text:style-name="Standard"><text:span text:style-name="T9">Testes de Integração:</text:span> A homologação com a API do WhatsApp Business gera cobranças por sessão e envio de mensagens. Foi alocado um orçamento estimado de R$ 200,00 para cobrir o tráfego de testes durante os 4 meses de construção do software.</text:p>
      <text:p text:style-name="Standard"/>
      <text:p text:style-name="P39"><text:soft-page-break/>Despesas Operacionais Recorrentes</text:p>
      <text:p text:style-name="Standard"/>
      <text:p text:style-name="Standard"><text:span text:style-name="T9">Infraestrutura de Nuvem:</text:span> A hospedagem do sistema e do banco de dados PostgreSQL ocorrerá em um VPS da AWS ou Azure. Como o período de desenvolvimento de 4 meses está coberto pelo plano gratuito de um ano dessas plataformas, não haverá custo inicial de servidor. As mensalidades só incidirão após o término da cota gratuita.</text:p>
      <text:p text:style-name="Standard"/>
      <text:p text:style-name="P40">Valor Final Estimado</text:p>
      <text:p text:style-name="P41"/>
      <text:p text:style-name="P41">O investimento necessário para o desenvolvimento e lançamento do sistema é de R$ 48.800,00. Este montante cobre a totalidade das horas de engenharia, o orçamento para testes e a aquisição do hardware.</text:p>
      <text:p text:style-name="Standard"/>
      <text:list text:continue-numbering="true" text:style-name="WWNum1">
        <text:list-item>
          <text:p text:style-name="P19">Glossário</text:p>
          <text:p text:style-name="P35"/>
        </text:list-item>
      </text:list>
      <text:p text:style-name="P42"><text:bookmark-end text:name="__DdeLink__630_1855883863"/><text:span text:style-name="T9">Explosão de Materiais:</text:span><text:span text:style-name="T12"> </text:span>Baixa automática de diversos insumos no estoque a partir da conclusão de um único serviço cadastrado.</text:p>
      <text:p text:style-name="P42"/>
      <text:p text:style-name="P42"><text:span text:style-name="T9">Ordem de Serviço (OS):</text:span> Documento digital que formaliza a entrada do veículo e os serviços autorizados pelo cli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ahoma1" style:font-size-asian="10pt" style:language-asian="pt" style:country-asian="BR" style:font-name-complex="FreeSans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Tahoma1" style:font-size-asian="10pt" style:language-asian="pt" style:country-asian="BR" style:font-name-complex="FreeSan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page" loext:hyphenation-keep-type="column" style:page-number="auto" style:writing-mode="lr-tb"/>
      <style:text-properties style:font-name="Arial2" fo:font-family="Arial" style:font-style-name="Regular" style:font-family-generic="swiss" style:font-pitch="variable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text-align="end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text-align="end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text-align="end" style:justify-single-word="false" fo:keep-with-next="always"/>
      <style:text-properties fo:font-size="10pt" fo:font-style="italic" style:font-size-asian="10pt" style:font-style-asian="italic" style:font-style-complex="italic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e74b5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keep-together="always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keep-together="always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/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/>
    <style:style style:name="Footnote" style:family="paragraph" style:parent-style-name="Standard" loext:linked-style-name="Texto_20_de_20_nota_20_de_20_rodapé_20_Char" style:class="extra">
      <style:text-properties fo:font-size="10pt" style:font-size-asian="10pt" style:font-size-complex="10pt"/>
    </style:style>
    <style:style style:name="Endnote" style:family="paragraph" style:parent-style-name="Standard" loext:linked-style-name="Texto_20_de_20_nota_20_de_20_fim_20_Char" style:class="extra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 fo:hyphenation-keep="page" loext:hyphenation-keep-type="column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2e74b5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2e74b5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2e74b5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2e74b5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tyle="italic" style:font-style-asian="italic" style:font-name-complex="Arial1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style:font-name="Arial" fo:font-weight="bold" style:font-weight-asian="bold" style:font-name-complex="Arial1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Arial" fo:font-style="italic" style:font-style-asian="italic" style:font-name-complex="Arial1" style:font-style-complex="italic"/>
    </style:style>
    <style:style style:name="MT4" style:family="text">
      <style:text-properties fo:font-size="11pt" fo:font-style="italic" style:font-size-asian="11pt" style:font-style-asian="italic" style:font-size-complex="11pt" style:font-style-complex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29cm" fo:margin-right="2.2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679cm" fo:margin-left="0cm" fo:margin-right="0cm" fo:margin-top="1.57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Disciplina: Engenharia de Software 2 – Turma Noite – prof.ª Denilce Veloso</text:span><text:span text:style-name="MT1"/></text:p>
        <text:p text:style-name="MP1" loext:marker-style-name="MT2"/>
        <text:p text:style-name="MP2" loext:marker-style-name="MT3"/>
      </style:header>
      <style:header-left>
        <text:p text:style-name="Header"><draw:frame draw:style-name="Mfr1" draw:name="Imagem 2" text:anchor-type="as-char" svg:width="15.981cm" svg:height="1.984cm" draw:z-index="2"><draw:image xlink:href="Pictures/10000000000003AC00000075D4D542C1.jpg" xlink:type="simple" xlink:show="embed" xlink:actuate="onLoad" draw:mime-type="image/jpeg"/><svg:desc>20120201 logo oficio</svg:desc></draw:frame></text:p>
      </style:header-left>
      <style:footer>
        <text:p text:style-name="MP3">Documento: ES2N-Proposta</text:p>
        <text:p text:style-name="MP4" loext:marker-style-name="MT4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.</dc:title>
    <meta:initial-creator>int;Denilce</meta:initial-creator>
    <meta:editing-cycles>10</meta:editing-cycles>
    <meta:creation-date>2026-03-10T00:41:00</meta:creation-date>
    <dc:date>2026-03-11T00:19:30.012443381</dc:date>
    <dc:language>pt-BR</dc:language>
    <meta:editing-duration>PT42M41S</meta:editing-duration>
    <meta:generator>LibreOffice/25.2.6.2$Linux_X86_64 LibreOffice_project/520$Build-2</meta:generator>
    <meta:document-statistic meta:table-count="1" meta:image-count="1" meta:object-count="0" meta:page-count="7" meta:paragraph-count="108" meta:word-count="1638" meta:character-count="10695" meta:non-whitespace-character-count="9197"/>
    <meta:user-defined meta:name="AppVersion">16.0000</meta:user-defined>
    <meta:user-defined meta:name="Company">FATEC</meta:user-defined>
    <meta:user-defined meta:name="ContentTypeId">0x010100F3C0D0D1C4787E479D0DDC6513A84973</meta:user-defined>
    <meta:template xlink:type="simple" xlink:actuate="onRequest" xlink:title="Normal" xlink:href=""/>
  </office:meta>
</office:document-meta>
</file>